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986in" fo:margin-left="0in" table:align="left"/>
    </style:style>
    <style:style style:name="Table1.A" style:family="table-column">
      <style:table-column-properties style:column-width="6.9986in"/>
    </style:style>
    <style:style style:name="Table1.A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22f934" officeooo:paragraph-rsid="0022f934"/>
    </style:style>
    <style:style style:name="P2" style:family="paragraph" style:parent-style-name="Standard">
      <style:paragraph-properties fo:text-align="center" style:justify-single-word="false"/>
      <style:text-properties officeooo:rsid="0029a1a4" officeooo:paragraph-rsid="0029a1a4"/>
    </style:style>
    <style:style style:name="P3" style:family="paragraph" style:parent-style-name="Standard">
      <style:paragraph-properties fo:text-align="start" style:justify-single-word="false"/>
      <style:text-properties officeooo:rsid="002d44ea" officeooo:paragraph-rsid="002d44ea"/>
    </style:style>
    <style:style style:name="P4" style:family="paragraph" style:parent-style-name="Standard">
      <style:paragraph-properties fo:text-align="start" style:justify-single-word="false"/>
      <style:text-properties officeooo:rsid="0032bfdb" officeooo:paragraph-rsid="0032bfdb"/>
    </style:style>
    <style:style style:name="P5" style:family="paragraph" style:parent-style-name="Standard">
      <style:paragraph-properties fo:text-align="start" style:justify-single-word="false"/>
      <style:text-properties officeooo:rsid="0035f507" officeooo:paragraph-rsid="0032bfdb"/>
    </style:style>
    <style:style style:name="P6" style:family="paragraph" style:parent-style-name="Standard">
      <style:paragraph-properties fo:text-align="start" style:justify-single-word="false"/>
      <style:text-properties officeooo:rsid="0035f507" officeooo:paragraph-rsid="0035f507"/>
    </style:style>
    <style:style style:name="P7" style:family="paragraph" style:parent-style-name="Standard">
      <style:paragraph-properties fo:text-align="start" style:justify-single-word="false"/>
      <style:text-properties officeooo:rsid="00371b11" officeooo:paragraph-rsid="00371b11"/>
    </style:style>
    <style:style style:name="P8" style:family="paragraph" style:parent-style-name="Standard">
      <style:paragraph-properties fo:text-align="start" style:justify-single-word="false"/>
      <style:text-properties officeooo:rsid="003a6f7a" officeooo:paragraph-rsid="003a6f7a"/>
    </style:style>
    <style:style style:name="P9" style:family="paragraph" style:parent-style-name="Standard">
      <style:paragraph-properties fo:text-align="start" style:justify-single-word="false"/>
      <style:text-properties officeooo:rsid="0042872d" officeooo:paragraph-rsid="0042872d"/>
    </style:style>
    <style:style style:name="P10" style:family="paragraph" style:parent-style-name="Standard">
      <style:paragraph-properties fo:text-align="start" style:justify-single-word="false"/>
      <style:text-properties officeooo:rsid="0042872d" officeooo:paragraph-rsid="003a6f7a"/>
    </style:style>
    <style:style style:name="P11" style:family="paragraph" style:parent-style-name="Standard">
      <style:paragraph-properties fo:text-align="start" style:justify-single-word="false"/>
      <style:text-properties officeooo:rsid="00430e3e" officeooo:paragraph-rsid="00430e3e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42872d" officeooo:paragraph-rsid="005474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3ca357" officeooo:paragraph-rsid="005474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3a6f7a" officeooo:paragraph-rsid="005474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text-align="start" style:justify-single-word="false"/>
      <style:text-properties officeooo:rsid="005f597a" officeooo:paragraph-rsid="005f597a"/>
    </style:style>
    <style:style style:name="T1" style:family="text">
      <style:text-properties officeooo:rsid="0026dc5f"/>
    </style:style>
    <style:style style:name="T2" style:family="text">
      <style:text-properties officeooo:rsid="0029a1a4"/>
    </style:style>
    <style:style style:name="T3" style:family="text">
      <style:text-properties officeooo:rsid="003a6f7a"/>
    </style:style>
    <style:style style:name="T4" style:family="text">
      <style:text-properties officeooo:rsid="003c291c"/>
    </style:style>
    <style:style style:name="T5" style:family="text">
      <style:text-properties officeooo:rsid="003ca357"/>
    </style:style>
    <style:style style:name="T6" style:family="text">
      <style:text-properties officeooo:rsid="003e5089"/>
    </style:style>
    <style:style style:name="T7" style:family="text">
      <style:text-properties officeooo:rsid="0042872d"/>
    </style:style>
    <style:style style:name="T8" style:family="text">
      <style:text-properties officeooo:rsid="00439182"/>
    </style:style>
    <style:style style:name="T9" style:family="text">
      <style:text-properties officeooo:rsid="0047e9e7"/>
    </style:style>
    <style:style style:name="T10" style:family="text">
      <style:text-properties officeooo:rsid="00496837"/>
    </style:style>
    <style:style style:name="fr1" style:family="graphic" style:parent-style-name="Formula">
      <style:graphic-properties style:vertical-pos="from-top" style:vertical-rel="paragraph" style:horizontal-pos="center" style:horizontal-rel="paragraph-content" draw:ole-draw-aspect="1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der Ahmed<text:tab/><text:tab/><text:tab/><text:tab/><text:tab/><text:tab/><text:tab/><text:tab/><text:tab/><text:tab/><text:tab/><text:span text:style-name="T1">Nov. 18, 2023</text:span></text:p>
      <text:p text:style-name="P1">ME 449: Robotic Manipulation<text:tab/><text:tab/><text:tab/><text:tab/><text:tab/><text:tab/><text:tab/><text:tab/><text:span text:style-name="T2">Final Project</text:span></text:p>
      <text:p text:style-name="P1"/>
      <text:p text:style-name="P1"/>
      <text:p text:style-name="P2">Milestone 2: Trajectory Generation</text:p>
      <text:p text:style-name="P2"/>
      <text:p text:style-name="P3">For this milestone, a reference trajectory generator is created for an end effector of a KUKA youBot. </text:p>
      <text:p text:style-name="P3"/>
      <text:p text:style-name="P4">The code consists of the following functions:</text:p>
      <text:p text:style-name="P4"/>
      <text:p text:style-name="P4"><draw:frame draw:style-name="fr1" draw:name="Object1" text:anchor-type="paragraph" svg:y="0in" svg:width="4.1756in" svg:height="0.642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5"/>
      <text:p text:style-name="P5"/>
      <text:p text:style-name="P5"/>
      <text:p text:style-name="P6"><text:span text:style-name="T3">I. </text:span>Trajectory Generator:</text:p>
      <text:p text:style-name="P6"/>
      <text:p text:style-name="P7">This function creates the sets of trajectory segment<text:span text:style-name="T3">s required for the pick and place operation. As input, it takes in the configurations of the end effector and cube during different points: initially, during standoff, grasping, and at the goal.</text:span></text:p>
      <text:p text:style-name="P7"/>
      <text:p text:style-name="P8">The operations can be broken down into the following steps:</text:p>
      <text:p text:style-name="P10"/>
      <table:table table:name="Table1" table:style-name="Table1">
        <table:table-column table:style-name="Table1.A"/>
        <table:table-row>
          <table:table-cell table:style-name="Table1.A1" office:value-type="string">
            <text:list xml:id="list3795646165" text:style-name="L1">
              <text:list-item>
                <text:p text:style-name="P14">Move the gripper from its initial position to the standoff (above the cube)</text:p>
              </text:list-item>
            </text:list>
          </table:table-cell>
        </table:table-row>
        <table:table-row>
          <table:table-cell table:style-name="Table1.A2" office:value-type="string">
            <text:list xml:id="list182339997941763" text:continue-numbering="true" text:style-name="L1">
              <text:list-item>
                <text:p text:style-name="P14">Move <text:span text:style-name="T4">the gripper from the standoff to the grasp position (around the cube)</text:span></text:p>
              </text:list-item>
            </text:list>
          </table:table-cell>
        </table:table-row>
        <table:table-row>
          <table:table-cell table:style-name="Table1.A2" office:value-type="string">
            <text:list xml:id="list182339444268315" text:continue-numbering="true" text:style-name="L1">
              <text:list-item>
                <text:p text:style-name="P14">Close the gripper <text:span text:style-name="T6">to grasp the cube</text:span></text:p>
              </text:list-item>
            </text:list>
          </table:table-cell>
        </table:table-row>
        <table:table-row>
          <table:table-cell table:style-name="Table1.A2" office:value-type="string">
            <text:list xml:id="list182339328805347" text:continue-numbering="true" text:style-name="L1">
              <text:list-item>
                <text:p text:style-name="P14">Move <text:span text:style-name="T5">the gripper back up to the standoff position</text:span></text:p>
              </text:list-item>
            </text:list>
          </table:table-cell>
        </table:table-row>
        <table:table-row>
          <table:table-cell table:style-name="Table1.A2" office:value-type="string">
            <text:list xml:id="list182339461082684" text:continue-numbering="true" text:style-name="L1">
              <text:list-item>
                <text:p text:style-name="P13">Move the <text:span text:style-name="T7">gripper</text:span> to <text:span text:style-name="T7">a standoff above the final position</text:span></text:p>
              </text:list-item>
            </text:list>
          </table:table-cell>
        </table:table-row>
        <table:table-row>
          <table:table-cell table:style-name="Table1.A2" office:value-type="string">
            <text:list xml:id="list182340101009732" text:continue-numbering="true" text:style-name="L1">
              <text:list-item>
                <text:p text:style-name="P12">Move the gripper to the final position</text:p>
              </text:list-item>
            </text:list>
          </table:table-cell>
        </table:table-row>
        <table:table-row>
          <table:table-cell table:style-name="Table1.A2" office:value-type="string">
            <text:list xml:id="list182339393195871" text:continue-numbering="true" text:style-name="L1">
              <text:list-item>
                <text:p text:style-name="P12">Open the gripper to release the cube</text:p>
              </text:list-item>
            </text:list>
          </table:table-cell>
        </table:table-row>
        <table:table-row>
          <table:table-cell table:style-name="Table1.A2" office:value-type="string">
            <text:list xml:id="list182340219342125" text:continue-numbering="true" text:style-name="L1">
              <text:list-item>
                <text:p text:style-name="P12">Move the gripper to back up to the standoff</text:p>
              </text:list-item>
            </text:list>
          </table:table-cell>
        </table:table-row>
        <table:table-row>
          <table:table-cell table:style-name="Table1.A2" office:value-type="string">
            <text:list xml:id="list182341067700209" text:continue-numbering="true" text:style-name="L1">
              <text:list-item>
                <text:p text:style-name="P12">Return the gripper to its original position</text:p>
              </text:list-item>
            </text:list>
          </table:table-cell>
        </table:table-row>
      </table:table>
      <text:p text:style-name="P9"/>
      <text:p text:style-name="P11">To calculate the configurations needed to achieve these trajectories, the modern robotics ScrewTrajectory and CartesianTrajectory functions are used. Screw trajectories couple movement involving rotation and translation while Cartesian decouple them. <text:span text:style-name="T8">For these operations, a screw trajectory is used </text:span><text:span text:style-name="T9">for steps 1, 2, 4, 5, 6, 8, and 9. Cartesian trajectories are used for the gripper movements, steps 3 and 7. Notably, the initial and goal configurations for gripper “trajectories” are actually the same </text:span><text:span text:style-name="T10">since the end effector does not move while it opens and closes. </text:span></text:p>
      <text:p text:style-name="P11"/>
      <text:p text:style-name="P15">II. Flatten Configurations</text:p>
      <text:p text:style-name="P15"/>
      <text:p text:style-name="P15">After having generated a list of configurations for the trajectory of the gripper, they are converted to 13-vectors with 9 elements for the rotation matrix, 3 for the translation vector, and 1 for the gripper state. </text:p>
      <text:p text:style-name="P15"/>
      <text:p text:style-name="P15"><text:soft-page-break/>III. Converting to CSV</text:p>
      <text:p text:style-name="P15"/>
      <text:p text:style-name="P15">The flattened configurations are converted to a .csv file for simulation playback in CoppeliaSim. This .csv file is generated within the main function.</text:p>
      <text:p text:style-name="P15"/>
      <text:p text:style-name="P11"/>
      <text:p text:style-name="P11"/>
      <text:p text:style-name="P11"/>
      <text:p text:style-name="P11"/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8T02:15:19.900405302</meta:creation-date>
    <meta:generator>LibreOffice/7.3.7.2$Linux_X86_64 LibreOffice_project/30$Build-2</meta:generator>
    <dc:date>2023-11-19T18:23:14.625864780</dc:date>
    <meta:editing-duration>P1DT15H30M27S</meta:editing-duration>
    <meta:editing-cycles>44</meta:editing-cycles>
    <meta:document-statistic meta:table-count="1" meta:image-count="0" meta:object-count="1" meta:page-count="2" meta:paragraph-count="22" meta:word-count="333" meta:character-count="2042" meta:non-whitespace-character-count="1720"/>
  </office:meta>
</office:document-meta>
</file>

<file path=Object 1/content.xml><?xml version="1.0" encoding="utf-8"?>
<math xmlns="http://www.w3.org/1998/Math/MathML" display="block">
  <semantics>
    <mtable>
      <mtr>
        <mtd>
          <mrow>
            <mi mathvariant="italic">trajectory</mi>
            <mtext>_</mtext>
            <mi mathvariant="italic">generator</mi>
            <mrow>
              <mo fence="true" form="prefix" stretchy="false">(</mo>
              <mrow>
                <mrow>
                  <msub>
                    <mi>T</mi>
                    <mrow>
                      <mi>s</mi>
                      <mi>,</mi>
                      <msub>
                        <mi>e</mi>
                        <mi mathvariant="italic">initial</mi>
                      </msub>
                    </mrow>
                  </msub>
                  <mi>,</mi>
                  <msub>
                    <mi>T</mi>
                    <mrow>
                      <mi>s</mi>
                      <mi>,</mi>
                      <msub>
                        <mi>c</mi>
                        <mi mathvariant="italic">initial</mi>
                      </msub>
                    </mrow>
                  </msub>
                  <mi>,</mi>
                  <msub>
                    <mi>T</mi>
                    <mrow>
                      <mi>s</mi>
                      <mi>,</mi>
                      <msub>
                        <mi>c</mi>
                        <mi mathvariant="italic">final</mi>
                      </msub>
                    </mrow>
                  </msub>
                  <mi>,</mi>
                  <msub>
                    <mi>T</mi>
                    <mrow>
                      <mi>c</mi>
                      <mi>,</mi>
                      <msub>
                        <mi>e</mi>
                        <mi mathvariant="italic">grasp</mi>
                      </msub>
                    </mrow>
                  </msub>
                  <mi>,</mi>
                  <msub>
                    <mi>T</mi>
                    <mrow>
                      <mi>c</mi>
                      <mi>,</mi>
                      <msub>
                        <mi>e</mi>
                        <mi mathvariant="italic">standoff</mi>
                      </msub>
                    </mrow>
                  </msub>
                  <mi>,</mi>
                  <mi>k</mi>
                </mrow>
              </mrow>
              <mo fence="true" form="postfix" stretchy="false">)</mo>
            </mrow>
          </mrow>
        </mtd>
      </mtr>
      <mtr>
        <mtd>
          <mrow>
            <mi mathvariant="italic">flatten</mi>
            <mtext>_</mtext>
            <mi mathvariant="italic">configs</mi>
            <mrow>
              <mo fence="true" form="prefix" stretchy="false">(</mo>
              <mrow>
                <mrow>
                  <mi mathvariant="italic">configs</mi>
                  <mi>,</mi>
                  <mi mathvariant="italic">gripper</mi>
                  <mtext>_</mtext>
                  <mi mathvariant="italic">state</mi>
                </mrow>
              </mrow>
              <mo fence="true" form="postfix" stretchy="false">)</mo>
            </mrow>
          </mrow>
        </mtd>
      </mtr>
      <mtr>
        <mtd>
          <mrow>
            <mi mathvariant="italic">traj</mi>
            <mtext>_</mtext>
            <mi mathvariant="italic">list</mi>
            <mtext>_</mtext>
            <mtext>to</mtext>
            <mtext>_</mtext>
            <mi mathvariant="italic">csv</mi>
            <mrow>
              <mo fence="true" form="prefix" stretchy="false">(</mo>
              <mrow>
                <mrow>
                  <mi mathvariant="italic">traj</mi>
                  <mtext>_</mtext>
                  <mi mathvariant="italic">list</mi>
                </mrow>
              </mrow>
              <mo fence="true" form="postfix" stretchy="false">)</mo>
            </mrow>
          </mrow>
        </mtd>
      </mtr>
    </mtable>
    <annotation encoding="StarMath 5.0">trajectory"_"generator(T_{s,e_initial}, T_{s,c_initial}, T_{s,c_final},T_{c,e_grasp},T_{c,e_standoff},k) newline
flatten"_"configs(configs,gripper"_"state) newline
traj"_"list"_""to""_"csv(traj"_"list)


</annotation>
  </semantics>
</math>
</file>